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195df" officeooo:paragraph-rsid="000195df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bold" officeooo:rsid="000195df" officeooo:paragraph-rsid="000195df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158466" loext:opacity="100%" fo:font-size="22pt" style:text-underline-style="none" fo:font-weight="bold" officeooo:rsid="000195df" officeooo:paragraph-rsid="000195df" style:font-size-asian="22pt" style:font-weight-asian="bold" style:font-size-complex="22pt" style:font-weight-complex="bold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Standard">
      <style:text-properties officeooo:paragraph-rsid="000195df"/>
    </style:style>
    <style:style style:name="P6" style:family="paragraph" style:parent-style-name="Text_20_body">
      <style:text-properties officeooo:paragraph-rsid="000c3cc1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T1" style:family="text">
      <style:text-properties officeooo:rsid="0002dcf7"/>
    </style:style>
    <style:style style:name="T2" style:family="text">
      <style:text-properties fo:color="#000000" loext:opacity="100%" fo:font-size="22pt" style:text-underline-style="none" fo:font-weight="bold" officeooo:rsid="000195df" style:font-size-asian="22pt" style:font-weight-asian="bold" style:font-size-complex="22pt" style:font-weight-complex="bold"/>
    </style:style>
    <style:style style:name="T3" style:family="text">
      <style:text-properties officeooo:rsid="000c3cc1"/>
    </style:style>
    <style:style style:name="T4" style:family="text">
      <style:text-properties officeooo:rsid="001735e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:</text:p>
      <text:p text:style-name="P1"/>
      <text:p text:style-name="P2">Ecrire un programme en langage C qui :</text:p>
      <text:p text:style-name="P2"/>
      <text:p text:style-name="P2">Calcul la somme de <text:s/>n premier<text:span text:style-name="T1">s</text:span> nombre <text:span text:style-name="T1">premiers</text:span> et retourner sa signature <text:span text:style-name="T1">pour eviter les overflow</text:span></text:p>
      <text:p text:style-name="P2"/>
      <text:p text:style-name="P2">pour n = 2;</text:p>
      <text:p text:style-name="P2"/>
      <text:p text:style-name="P2">s = (s + 2) % 2^30;</text:p>
      <text:p text:style-name="P2">s = (s + 3) % 2^30;</text:p>
      <text:p text:style-name="P2">s = 5;</text:p>
      <text:p text:style-name="P2"/>
      <text:p text:style-name="P2">exemple:</text:p>
      <text:p text:style-name="P2"/>
      <text:p text:style-name="P2">pour n = 3;</text:p>
      <text:p text:style-name="P2"/>
      <text:p text:style-name="P2">&gt;&gt;./gollum 3</text:p>
      <text:p text:style-name="P2">&gt;&gt; 10</text:p>
      <text:p text:style-name="P2"/>
      <text:p text:style-name="P2"/>
      <text:p text:style-name="P3">REGLES:</text:p>
      <text:p text:style-name="P5"><text:span text:style-name="T2">- </text:span>Votre programme doit être compilé avec <text:span text:style-name="Strong_20_Emphasis">GCC</text:span></text:p>
      <text:list xml:id="list3411503772" text:style-name="L1">
        <text:list-item>
          <text:p text:style-name="P7">Tous vos fichiers codés ainsi que l’exécutable doivent être dans le dossier “code” pour votre test</text:p>
        </text:list-item>
        <text:list-item>
          <text:p text:style-name="P7">Le nom de votre exécutable doit être “gollum”</text:p>
        </text:list-item>
        <text:list-item>
          <text:p text:style-name="P7">Norminette doit être OK</text:p>
        </text:list-item>
        <text:list-item>
          <text:p text:style-name="P7">Compilation</text:p>
        </text:list-item>
      </text:list>
      <text:p text:style-name="Text_20_body">Votre programme sera compilé avec les options strictes suivantes :</text:p>
      <text:p text:style-name="P4"><text:span text:style-name="Source_20_Text">gcc -Wall -Wextra -Werror</text:span></text:p>
      <text:p text:style-name="P6">Toute erreur de compilation entraînera l’élimination du rendu.</text:p>
      <text:p text:style-name="P6">Les flags d’optimisation (-O, -Ofast, etc.) sont strictement interdits.</text:p>
      <text:list xml:id="list2416122082" text:style-name="L2">
        <text:list-item>
          <text:p text:style-name="P8"><text:span text:style-name="Strong_20_Emphasis">pragma once</text:span> est interdit</text:p>
        </text:list-item>
        <text:list-item>
          <text:p text:style-name="P8">Internet interdit</text:p>
        </text:list-item>
        <text:list-item>
          <text:p text:style-name="P8">Le programme doit être écrit exclusivement en langage C</text:p>
        </text:list-item>
        <text:list-item>
          <text:p text:style-name="P8">Seules les fonctions suivantes sont autorisées :<text:line-break/>. atoi / printf<text:line-break/>. malloc / calloc / free</text:p>
        </text:list-item>
        <text:list-item>
          <text:p text:style-name="P8">HARD CODING = disqualification.</text:p>
        </text:list-item>
      </text:list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Évaluation</text:span></text:p>
      <text:list xml:id="list4257116145" text:style-name="L3">
        <text:list-item>
          <text:p text:style-name="P9">Rapidité d’exécution, <text:span text:style-name="T3">l</text:span>es rendus seront évalués selon les critères suivants :</text:p>
        </text:list-item>
        <text:list-item>
          <text:p text:style-name="P9">Respect total des contraintes de compilation,</text:p>
        </text:list-item>
        <text:list-item>
          <text:p text:style-name="P9">Conformité à la Norminette 42,</text:p>
        </text:list-item>
        <text:list-item>
          <text:p text:style-name="P9">Absence de fuites mémoire (testé avec Valgrind),</text:p>
        </text:list-item>
        <text:list-item>
          <text:p text:style-name="P9">Le non-respect d’une règle = disqualification.</text:p>
        </text:list-item>
        <text:list-item>
          <text:p text:style-name="P9">Votre travail doit êt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1:39:38.836493836</meta:creation-date>
    <dc:date>2025-08-08T13:54:20.760318072</dc:date>
    <meta:editing-duration>PT19M5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215" meta:character-count="1194" meta:non-whitespace-character-count="1026"/>
  </office:meta>
</office:document-meta>
</file>